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Cache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Service.dispos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Service.put( ICacheElemen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ombieCacheService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CacheService.getMultiple( String cacheName , Set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Service.get( String cacheName , Serializable key , boolean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ombieCacheService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CacheService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CacheService.get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